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46e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46e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46e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46e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46e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46e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46e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46e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46e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46e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46e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46e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46e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46e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46e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46e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46e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iana Sabrina Gárate Malavé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1/4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401007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gel Luis  Gárat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33709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1.78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6" meta:non-whitespace-character-count="997"/>
    <meta:template xlink:type="simple" xlink:actuate="onRequest" xlink:title="Normal" xlink:href=""/>
  </office:meta>
</office:document-meta>
</file>